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AccessServlet.getConfi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positoryAccessServlet.getRepositoryByRM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sitoryAccessServ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MIClientFactoryDelegater.getRepository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AccessServlet.getReposi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AccessServlet.getRepository( Servle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AccessServlet.getRepositoryByJNDI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AccessServlet.getServerFactoryDelega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AccessServlet.getRepositoryByContextAttrib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AccessServlet.getInstance( Servlet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AccessServlet.getInitial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